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dc5e7" draw:textarea-horizontal-align="justify" draw:textarea-vertical-align="middle" draw:auto-grow-height="false" fo:min-height="2.959cm" fo:min-width="43.917cm"/>
    </style:style>
    <style:style style:name="gr2" style:family="graphic" style:parent-style-name="Default_5f_1">
      <style:graphic-properties draw:stroke="none" draw:stroke-dash="Fine_20_Dashed" draw:fill-color="#fedcc6" draw:textarea-horizontal-align="justify" draw:textarea-vertical-align="middle" draw:auto-grow-height="false" fo:min-height="4.252cm" fo:min-width="33.558cm"/>
    </style:style>
    <style:style style:name="gr3" style:family="graphic" style:parent-style-name="Default_5f_1">
      <style:graphic-properties draw:stroke="none" draw:fill-color="#fedcc6" draw:textarea-horizontal-align="justify" draw:textarea-vertical-align="middle" draw:auto-grow-height="false" fo:min-height="1.706cm" fo:min-width="19.456cm"/>
    </style:style>
    <style:style style:name="gr4" style:family="graphic" style:parent-style-name="Default_5f_1">
      <style:graphic-properties draw:stroke="none" draw:stroke-dash="Fine_20_Dashed" draw:fill-color="#fedcc6" draw:textarea-horizontal-align="justify" draw:textarea-vertical-align="middle" draw:auto-grow-height="false" fo:min-height="8.606cm" fo:min-width="9.972cm"/>
    </style:style>
    <style:style style:name="gr5" style:family="graphic" style:parent-style-name="Default_5f_1">
      <style:graphic-properties draw:stroke="dash" draw:stroke-dash="Dashed_20__28_var_29_" svg:stroke-width="0.212cm" svg:stroke-color="#fedcc6" draw:marker-start-width="0.517cm" draw:marker-end-width="0.517cm" draw:fill="none" draw:textarea-horizontal-align="justify" draw:textarea-vertical-align="middle" draw:auto-grow-height="false" fo:min-height="11.082cm" fo:min-width="39.643cm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ffffff" fo:min-height="1.782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draw:stroke="none" svg:stroke-color="#000000" draw:fill="none" draw:fill-color="#ffffff" fo:min-height="2.234cm"/>
    </style:style>
    <style:style style:name="gr9" style:family="graphic" style:parent-style-name="standard">
      <style:graphic-properties draw:stroke="none" svg:stroke-color="#000000" draw:fill="none" draw:fill-color="#ffffff" fo:min-height="1.973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4.931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7.889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2.533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863cm"/>
    </style:style>
    <style:style style:name="gr14" style:family="graphic" style:parent-style-name="standard">
      <style:graphic-properties draw:stroke="none" draw:fill-color="#adc5e7" draw:textarea-horizontal-align="justify" draw:textarea-vertical-align="middle" draw:auto-grow-height="false" fo:min-height="1.02cm" fo:min-width="1.501cm"/>
    </style:style>
    <style:style style:name="gr15" style:family="graphic" style:parent-style-name="Default_5f_1">
      <style:graphic-properties draw:stroke="none" draw:stroke-dash="Fine_20_Dashed" draw:fill-color="#fedcc6" draw:textarea-horizontal-align="justify" draw:textarea-vertical-align="middle" draw:auto-grow-height="false" fo:min-height="2.73cm" fo:min-width="33.722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2.544cm"/>
    </style:style>
    <style:style style:name="gr17" style:family="graphic" style:parent-style-name="Default_5f_1">
      <style:graphic-properties draw:stroke="none" draw:stroke-dash="Fine_20_Dashed" draw:fill-color="#fedcc6" draw:textarea-horizontal-align="justify" draw:textarea-vertical-align="middle" draw:auto-grow-height="false" fo:min-height="6.342cm" fo:min-width="17.203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533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5.917cm"/>
    </style:style>
    <style:style style:name="gr20" style:family="graphic" style:parent-style-name="Default_5f_1">
      <style:graphic-properties draw:stroke="none" draw:stroke-dash="Fine_20_Dashed" draw:fill-color="#fedcc6" draw:textarea-horizontal-align="justify" draw:textarea-vertical-align="middle" draw:auto-grow-height="false" fo:min-height="8.232cm" fo:min-width="17.126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8.808cm"/>
    </style:style>
    <style:style style:name="gr22" style:family="graphic" style:parent-style-name="objectwithoutfill">
      <style:graphic-properties draw:stroke="solid" svg:stroke-width="0.106cm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Default_5f_1">
      <style:graphic-properties draw:stroke="none" draw:stroke-dash="Fine_20_Dashed" draw:fill-color="#fedcc6" draw:textarea-horizontal-align="justify" draw:textarea-vertical-align="middle" draw:auto-grow-height="false" fo:min-height="20.004cm" fo:min-width="10.502cm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2.959cm"/>
    </style:style>
    <style:style style:name="gr25" style:family="graphic" style:parent-style-name="Default_5f_1">
      <style:graphic-properties draw:stroke="none" draw:stroke-dash="Fine_20_Dashed" draw:fill-color="#fedcc6" draw:textarea-horizontal-align="justify" draw:textarea-vertical-align="middle" draw:auto-grow-height="false" fo:min-height="2.789cm" fo:min-width="17.614cm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2.959cm"/>
    </style:style>
    <style:style style:name="gr27" style:family="graphic" style:parent-style-name="standard">
      <style:graphic-properties draw:stroke="none" draw:fill-color="#adc5e7" draw:textarea-horizontal-align="justify" draw:textarea-vertical-align="middle" draw:auto-grow-height="false" fo:min-height="0.941cm" fo:min-width="1.247cm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2.636cm"/>
    </style:style>
    <style:style style:name="gr29" style:family="graphic" style:parent-style-name="Default_5f_1">
      <style:graphic-properties draw:stroke="dash" draw:stroke-dash="Dashed_20__28_var_29_" svg:stroke-width="0.212cm" svg:stroke-color="#fedcc6" draw:marker-start-width="0.517cm" draw:marker-end-width="0.517cm" draw:fill="none" draw:textarea-horizontal-align="justify" draw:textarea-vertical-align="middle" draw:auto-grow-height="false" fo:min-height="21.273cm" fo:min-width="39.421cm" fo:padding-top="0.23cm" fo:padding-bottom="0.23cm" fo:padding-left="0.355cm" fo:padding-right="0.355cm"/>
    </style:style>
    <style:style style:name="gr30" style:family="graphic" style:parent-style-name="standard">
      <style:graphic-properties draw:stroke="none" draw:fill-color="#adc5e7" draw:textarea-horizontal-align="justify" draw:textarea-vertical-align="middle" draw:auto-grow-height="false" fo:min-height="0.942cm" fo:min-width="1.247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-color="#fedcc6"/>
      <style:paragraph-properties fo:text-align="center"/>
      <style:text-properties style:font-name="Ubuntu" fo:font-size="11.3000001907349pt" style:font-size-asian="25pt" style:font-size-complex="25pt"/>
    </style:style>
    <style:style style:name="P3" style:family="paragraph">
      <loext:graphic-properties draw:fill-color="#fedcc6"/>
      <style:paragraph-properties fo:text-align="justify"/>
      <style:text-properties style:font-name="Ubuntu" fo:font-size="11.3000001907349pt" style:font-size-asian="25pt" style:font-size-complex="2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Ubuntu Condensed" fo:font-size="25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Ubuntu Condensed" fo:font-size="25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Ubuntu Condensed" fo:font-size="25pt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style:font-name="Ubuntu" fo:font-size="32pt" style:font-size-asian="32pt" style:font-size-complex="32pt"/>
    </style:style>
    <style:style style:name="T1" style:family="text">
      <style:text-properties style:font-name="Ubuntu Condensed" fo:font-size="25pt" fo:font-style="italic" style:font-style-asian="italic" style:font-style-complex="italic"/>
    </style:style>
    <style:style style:name="T2" style:family="text">
      <style:text-properties style:font-name="Ubuntu Condensed" fo:font-size="25pt"/>
    </style:style>
    <style:style style:name="T3" style:family="text">
      <style:text-properties style:font-name="Ubuntu Condensed" fo:font-size="25pt" fo:font-weight="bold" style:font-weight-asian="bold" style:font-weight-complex="bold"/>
    </style:style>
    <style:style style:name="T4" style:family="text">
      <style:text-properties style:font-name="Ubuntu Condensed" fo:font-size="25pt" style:font-size-asian="25pt" style:font-size-complex="25pt"/>
    </style:style>
    <style:style style:name="T5" style:family="text">
      <style:text-properties style:font-name="Ubuntu Condensed" fo:font-size="25pt" fo:font-weight="bold" style:font-size-asian="25pt" style:font-weight-asian="bold" style:font-size-complex="25pt" style:font-weight-complex="bold"/>
    </style:style>
    <style:style style:name="T6" style:family="text">
      <style:text-properties style:font-name="Ubuntu" fo:font-size="32pt" style:font-size-asian="32pt" style:font-size-complex="32pt"/>
    </style:style>
    <style:style style:name="T7" style:family="text">
      <style:text-properties style:font-name="Ubuntu Condensed" fo:font-size="25pt" fo:font-weight="normal" style:font-size-asian="25pt" style:font-weight-asian="normal" style:font-size-complex="25pt" style:font-weight-complex="normal"/>
    </style:style>
    <style:style style:name="T8" style:family="text">
      <style:text-properties style:font-name="Ubuntu Condensed"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T9" style:family="text">
      <style:text-properties style:font-name="Ubuntu Condensed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style:font-name="Ubuntu Condensed"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5pt" fo:text-shadow="none" style:text-underline-style="none" fo:font-weight="bold" style:letter-kerning="true" style:font-name-asian="Noto Sans CJK SC" style:font-size-asian="25pt" style:font-weight-asian="bold" style:font-name-complex="Lohit Devanagari" style:font-size-complex="25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5pt" fo:text-shadow="none" style:text-underline-style="none" fo:font-weight="normal" style:letter-kerning="true" style:font-name-asian="Noto Sans CJK SC" style:font-size-asian="25pt" style:font-weight-asian="normal" style:font-name-complex="Lohit Devanagari" style:font-size-complex="25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5pt" fo:font-style="italic" fo:text-shadow="none" style:text-underline-style="none" fo:font-weight="normal" style:letter-kerning="true" style:font-name-asian="Noto Sans CJK SC" style:font-size-asian="25pt" style:font-style-asian="italic" style:font-weight-asian="normal" style:font-name-complex="Lohit Devanagari" style:font-size-complex="2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5pt" fo:font-style="normal" fo:text-shadow="none" style:text-underline-style="none" fo:font-weight="normal" style:letter-kerning="true" style:font-name-asian="Noto Sans CJK SC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.72cm" svg:height="5.987cm" draw:transform="rotate (-1.5707963267949) translate (9.063cm 6.334cm)">
          <text:p/>
          <draw:enhanced-geometry svg:viewBox="0 0 21600 21600" draw:mirror-horizontal="false" draw:mirror-vertical="false" draw:text-areas="0 ?f0 ?f5 ?f2" draw:type="right-arrow" draw:modifiers="19750.4341549835 4855.31062124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4.544cm" svg:height="4.988cm" svg:x="9.11cm" svg:y="10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.166cm" svg:height="2.166cm" svg:x="9.137cm" svg:y="20.9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.166cm" svg:height="2.166cm" svg:x="9.137cm" svg:y="2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.166cm" svg:height="2.166cm" svg:x="9.137cm" svg:y="26.0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1.43cm" svg:height="9.814cm" svg:x="32.224cm" svg:y="18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.166cm" svg:height="2.166cm" svg:x="9.137cm" svg:y="18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0.749cm" svg:height="11.938cm" svg:x="3.667cm" svg:y="17.383cm">
          <text:p/>
          <draw:enhanced-geometry svg:viewBox="0 0 21600 21600" draw:path-stretchpoint-x="10800" draw:path-stretchpoint-y="10800" draw:text-areas="?f3 ?f4 ?f5 ?f6" draw:type="round-rectangle" draw:modifiers="1225.97052631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6.51cm" svg:height="2.032cm" svg:x="9.364cm" svg:y="18.883cm">
          <draw:text-box>
            <text:p><text:span text:style-name="T1">Query 1 </text:span><text:span text:style-name="T2">: “T1 ‘AND’ T3 ‘AND’ T4” <text:s/>→ <text:s/></text:span><text:span text:style-name="T3">2983</text:span><text:span text:style-name="T2"> articles</text:span></text:p>
          </draw:text-box>
        </draw:frame>
        <draw:frame draw:style-name="gr7" draw:text-style-name="P5" draw:layer="layout" svg:width="18.542cm" svg:height="1.651cm" svg:x="9.364cm" svg:y="21.396cm">
          <draw:text-box>
            <text:p><text:span text:style-name="T1">Query 2 </text:span><text:span text:style-name="T2">: “T1 ‘AND’ T4 ‘AND’ T3” <text:s text:c="2"/>→ <text:s text:c="2"/></text:span><text:span text:style-name="T3">3596</text:span><text:span text:style-name="T2"> articles</text:span></text:p>
          </draw:text-box>
        </draw:frame>
        <draw:frame draw:style-name="gr8" draw:text-style-name="P5" draw:layer="layout" svg:width="20.293cm" svg:height="2.484cm" svg:x="9.264cm" svg:y="26.456cm">
          <draw:text-box>
            <text:p><text:span text:style-name="T1">Query 4 </text:span><text:span text:style-name="T2">: T1 “AND” T2 “AND” T3 “AND” T4 <text:s text:c="2"/>→ <text:s text:c="2"/></text:span><text:span text:style-name="T3">1347</text:span><text:span text:style-name="T2"> articles</text:span></text:p>
          </draw:text-box>
        </draw:frame>
        <draw:frame draw:style-name="gr9" draw:text-style-name="P5" draw:layer="layout" svg:width="18.669cm" svg:height="2.223cm" svg:x="9.364cm" svg:y="23.899cm">
          <draw:text-box>
            <text:p><text:span text:style-name="T1">Query 3 </text:span><text:span text:style-name="T2">: “T1 ‘AND’ T2 ‘AND’ T4” <text:s text:c="2"/>→ <text:s text:c="2"/></text:span><text:span text:style-name="T3">4717</text:span><text:span text:style-name="T2"> articles</text:span></text:p>
          </draw:text-box>
        </draw:frame>
        <draw:frame draw:style-name="gr10" draw:text-style-name="P8" draw:layer="layout" svg:width="36.83cm" svg:height="5.181cm" svg:x="7.967cm" svg:y="11.33cm">
          <draw:text-box>
            <text:p text:style-name="P6"><text:span text:style-name="T4">Definition of topics and selection of descriptors</text:span></text:p>
            <text:p text:style-name="P6"><text:span text:style-name="T4"/></text:p>
            <text:p text:style-name="P6"><text:span text:style-name="T5">T1</text:span><text:span text:style-name="T4">: supply chain and/or supply networks, </text:span><text:span text:style-name="T5">T2</text:span><text:span text:style-name="T4">: sustainability,</text:span><text:span text:style-name="T5"> T3</text:span><text:span text:style-name="T4">: resilience and </text:span><text:span text:style-name="T5">T4</text:span><text:span text:style-name="T4">: <text:s/>complexity</text:span></text:p>
            <text:p text:style-name="P7"><text:span text:style-name="T2"/></text:p>
          </draw:text-box>
        </draw:frame>
        <draw:frame draw:style-name="gr11" draw:text-style-name="P10" draw:layer="layout" svg:width="10.922cm" svg:height="11.097cm" svg:x="32.832cm" svg:y="18.814cm">
          <draw:text-box>
            <text:p text:style-name="P9"><text:span text:style-name="T4">Total of </text:span><text:span text:style-name="T5">9437</text:span><text:span text:style-name="T4"> articles (after merging and discarding duplicates)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Terms extraction, co-occurrence network, and clustering using CorText. </text:span></text:p>
            <text:p text:style-name="P9"><text:span text:style-name="T4"/></text:p>
            <text:p text:style-name="P9"><text:span text:style-name="T4"/></text:p>
          </draw:text-box>
        </draw:frame>
        <draw:frame draw:style-name="gr12" draw:text-style-name="P12" draw:layer="layout" svg:width="6.604cm" svg:height="2.783cm" draw:transform="rotate (1.5707963267949) translate (4.567cm 25.13cm)">
          <draw:text-box>
            <text:p text:style-name="P11"><text:span text:style-name="T6">General review</text:span></text:p>
          </draw:text-box>
        </draw:frame>
        <draw:frame draw:style-name="gr13" draw:text-style-name="P12" draw:layer="layout" svg:width="8.712cm" svg:height="2.783cm" draw:transform="rotate (1.5707963267949) translate (4.71cm 13.827cm)">
          <draw:text-box>
            <text:p text:style-name="P11"><text:span text:style-name="T6">Objectives definition</text:span></text:p>
          </draw:text-box>
        </draw:frame>
        <draw:custom-shape draw:style-name="gr14" draw:text-style-name="P1" draw:layer="layout" svg:width="2.286cm" svg:height="2.54cm" svg:x="29.684cm" svg:y="21.874cm">
          <text:p/>
          <draw:enhanced-geometry svg:viewBox="0 0 21600 21600" draw:text-areas="0 ?f0 ?f5 ?f2" draw:type="right-arrow" draw:modifiers="10719.7201574115 5737.898465171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34.544cm" svg:height="3.302cm" svg:x="9.11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8" draw:layer="layout" svg:width="24.257cm" svg:height="2.794cm" svg:x="12.666cm" svg:y="7.885cm">
          <draw:text-box>
            <text:p text:style-name="P6"><text:span text:style-name="T4">Definition of study objectives and review questions: Q1 and Q2</text:span></text:p>
          </draw:text-box>
        </draw:frame>
        <draw:custom-shape draw:style-name="gr17" draw:text-style-name="P3" draw:layer="layout" svg:width="18.415cm" svg:height="7.304cm" svg:x="9.11cm" svg:y="30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6.466cm" svg:height="4.049cm" draw:transform="rotate (1.5707963267949) translate (4.671cm 41.14cm)">
          <draw:text-box>
            <text:p text:style-name="P11"><text:span text:style-name="T6">Detailed review</text:span></text:p>
            <text:p text:style-name="P11"><text:span text:style-name="T6"/></text:p>
          </draw:text-box>
        </draw:frame>
        <draw:frame draw:style-name="gr19" draw:text-style-name="P8" draw:layer="layout" svg:width="14.732cm" svg:height="6.167cm" svg:x="10.772cm" svg:y="31.807cm">
          <draw:text-box>
            <text:p text:style-name="P6"><text:span text:style-name="T5">69</text:span><text:span text:style-name="T4"> </text:span><text:span text:style-name="T7"><text:s/>articles selected from </text:span><text:span text:style-name="T8">Query 4</text:span><text:span text:style-name="T7"> <text:s/>by scanning title and keywords</text:span></text:p>
            <text:p text:style-name="P6"><text:span text:style-name="T7"/></text:p>
            <text:p text:style-name="P6"><text:span text:style-name="T7"/></text:p>
            <text:p text:style-name="P6"><text:span text:style-name="T5">9 </text:span><text:span text:style-name="T7">articles selected after reading</text:span></text:p>
          </draw:text-box>
        </draw:frame>
        <draw:custom-shape draw:style-name="gr20" draw:text-style-name="P3" draw:layer="layout" svg:width="18.542cm" svg:height="9.398cm" svg:x="9.11cm" svg:y="38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8" draw:layer="layout" svg:width="17.399cm" svg:height="9.058cm" svg:x="9.526cm" svg:y="39.059cm">
          <draw:text-box>
            <text:p text:style-name="P6"><text:span text:style-name="T9">16</text:span><text:span text:style-name="T10"> articles found in Query 1</text:span></text:p>
            <text:p text:style-name="P6"><text:span text:style-name="T9">11</text:span><text:span text:style-name="T10"> articles found in Query 2</text:span></text:p>
            <text:p text:style-name="P6"><text:span text:style-name="T9">16 <text:s/></text:span><text:span text:style-name="T10">articles</text:span><text:span text:style-name="T9"> </text:span><text:span text:style-name="T10">found in Query 3</text:span></text:p>
            <text:p text:style-name="P6"><text:span text:style-name="T10"/></text:p>
            <text:p text:style-name="P6"><text:span text:style-name="T5"/></text:p>
            <text:p text:style-name="P6"><text:span text:style-name="T11">26</text:span><text:span text:style-name="T12"> articles not found by </text:span><text:span text:style-name="T13">Query 4</text:span><text:span text:style-name="T14">, but identified by queries 1, 2 and 3 (</text:span><text:span text:style-name="T10">after merging a discarding duplicates)</text:span></text:p>
          </draw:text-box>
        </draw:frame>
        <draw:line draw:style-name="gr22" draw:text-style-name="P4" draw:layer="layout" svg:x1="17.738cm" svg:y1="34.212cm" svg:x2="17.738cm" svg:y2="35.482cm">
          <text:p/>
        </draw:line>
        <draw:custom-shape draw:style-name="gr23" draw:text-style-name="P3" draw:layer="layout" svg:width="12.192cm" svg:height="21.444cm" svg:x="31.462cm" svg:y="30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9.652cm" svg:height="3.209cm" svg:x="32.808cm" svg:y="34.274cm">
          <draw:text-box>
            <text:p text:style-name="P6"><text:span text:style-name="T7">Detailed review and analysis considering a total of </text:span><text:span text:style-name="T5">116</text:span><text:span text:style-name="T7"> articles</text:span></text:p>
          </draw:text-box>
        </draw:frame>
        <draw:line draw:style-name="gr22" draw:text-style-name="P4" draw:layer="layout" svg:x1="17.238cm" svg:y1="42.486cm" svg:x2="17.238cm" svg:y2="43.756cm">
          <text:p/>
        </draw:line>
        <draw:custom-shape draw:style-name="gr25" draw:text-style-name="P3" draw:layer="layout" svg:width="18.442cm" svg:height="3.367cm" svg:x="9.083cm" svg:y="48.2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8" draw:layer="layout" svg:width="17.653cm" svg:height="3.209cm" svg:x="9.472cm" svg:y="48.703cm">
          <draw:text-box>
            <text:p text:style-name="P6"><text:span text:style-name="T5">81</text:span><text:span text:style-name="T4"> </text:span><text:span text:style-name="T7"><text:s/>articles not identified by any query selected by snowballing </text:span></text:p>
            <text:p text:style-name="P6"><text:span text:style-name="T4"/></text:p>
          </draw:text-box>
        </draw:frame>
        <draw:custom-shape draw:style-name="gr27" draw:text-style-name="P1" draw:layer="layout" svg:width="2.286cm" svg:height="2.54cm" svg:x="28.287cm" svg:y="39.862cm">
          <text:p/>
          <draw:enhanced-geometry svg:viewBox="0 0 21600 21600" draw:text-areas="0 ?f0 ?f5 ?f2" draw:type="right-arrow" draw:modifiers="10719.7201574115 5737.898465171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2" draw:text-style-name="P4" draw:layer="layout" svg:x1="37.634cm" svg:y1="38.192cm" svg:x2="37.634cm" svg:y2="43.526cm">
          <text:p/>
        </draw:line>
        <draw:frame draw:style-name="gr28" draw:text-style-name="P8" draw:layer="layout" svg:width="9.652cm" svg:height="2.886cm" svg:x="33.062cm" svg:y="44.215cm">
          <draw:text-box>
            <text:p text:style-name="P6"><text:span text:style-name="T4">Discussion and proposal of an integrated framework</text:span></text:p>
          </draw:text-box>
        </draw:frame>
        <draw:custom-shape draw:style-name="gr29" draw:text-style-name="P4" draw:layer="layout" svg:width="40.877cm" svg:height="22.479cm" svg:x="3.54cm" svg:y="29.8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25.970526315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2.286cm" svg:height="2.54cm" draw:transform="rotate (-1.5707963267949) translate (19.394cm 15.986cm)">
          <text:p/>
          <draw:enhanced-geometry svg:viewBox="0 0 21600 21600" draw:text-areas="0 ?f0 ?f5 ?f2" draw:type="right-arrow" draw:modifiers="10719.7201574115 5737.898465171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" draw:layer="layout" svg:width="2.286cm" svg:height="2.54cm" draw:transform="rotate (-1.5707963267949) translate (19.394cm 28.478cm)">
          <text:p/>
          <draw:enhanced-geometry svg:viewBox="0 0 21600 21600" draw:text-areas="0 ?f0 ?f5 ?f2" draw:type="right-arrow" draw:modifiers="10719.7201574115 5737.898465171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2" draw:text-style-name="P4" draw:layer="layout" svg:x1="37.939cm" svg:y1="22.971cm" svg:x2="37.939cm" svg:y2="24.2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01.6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3T23:03:27.722400548</meta:creation-date>
    <dc:date>2021-11-04T14:13:57.000397697</dc:date>
    <meta:editing-duration>PT14M58S</meta:editing-duration>
    <meta:editing-cycles>5</meta:editing-cycles>
    <meta:generator>LibreOffice/6.0.7.3$Linux_X86_64 LibreOffice_project/00m0$Build-3</meta:generator>
    <meta:document-statistic meta:object-count="37"/>
  </office:meta>
</office:document-meta>
</file>